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654c" officeooo:paragraph-rsid="0010654c"/>
    </style:style>
    <style:style style:name="P2" style:family="paragraph" style:parent-style-name="Standard">
      <style:text-properties officeooo:rsid="0010ebef" officeooo:paragraph-rsid="0010ebef"/>
    </style:style>
    <style:style style:name="P3" style:family="paragraph" style:parent-style-name="Standard">
      <style:text-properties officeooo:rsid="0011a38b" officeooo:paragraph-rsid="0011a38b"/>
    </style:style>
    <style:style style:name="P4" style:family="paragraph" style:parent-style-name="Standard">
      <style:text-properties officeooo:rsid="001233ed" officeooo:paragraph-rsid="001233ed"/>
    </style:style>
    <style:style style:name="P5" style:family="paragraph" style:parent-style-name="Standard">
      <style:text-properties officeooo:rsid="001423c2" officeooo:paragraph-rsid="001423c2"/>
    </style:style>
    <style:style style:name="P6" style:family="paragraph" style:parent-style-name="Standard">
      <style:text-properties officeooo:rsid="001423c2" officeooo:paragraph-rsid="00157f9c"/>
    </style:style>
    <style:style style:name="P7" style:family="paragraph" style:parent-style-name="Standard">
      <style:text-properties officeooo:rsid="00157f9c" officeooo:paragraph-rsid="00157f9c"/>
    </style:style>
    <style:style style:name="P8" style:family="paragraph" style:parent-style-name="Standard">
      <style:text-properties officeooo:rsid="00158026" officeooo:paragraph-rsid="00158026"/>
    </style:style>
    <style:style style:name="P9" style:family="paragraph" style:parent-style-name="Standard">
      <style:text-properties officeooo:rsid="001ac9d5" officeooo:paragraph-rsid="001ac9d5"/>
    </style:style>
    <style:style style:name="P10" style:family="paragraph" style:parent-style-name="Standard">
      <style:text-properties officeooo:rsid="001ac9d5" officeooo:paragraph-rsid="001cab75"/>
    </style:style>
    <style:style style:name="P11" style:family="paragraph" style:parent-style-name="Standard">
      <style:text-properties officeooo:rsid="001ac9d5" officeooo:paragraph-rsid="001cae02"/>
    </style:style>
    <style:style style:name="P12" style:family="paragraph" style:parent-style-name="Standard">
      <style:text-properties officeooo:rsid="001cae02" officeooo:paragraph-rsid="001cae02"/>
    </style:style>
    <style:style style:name="P13" style:family="paragraph" style:parent-style-name="Standard">
      <style:text-properties officeooo:rsid="001d6f7d" officeooo:paragraph-rsid="001d6f7d"/>
    </style:style>
    <style:style style:name="P14" style:family="paragraph" style:parent-style-name="Standard">
      <style:text-properties officeooo:rsid="001ea1f1" officeooo:paragraph-rsid="001ea1f1"/>
    </style:style>
    <style:style style:name="T1" style:family="text">
      <style:text-properties officeooo:rsid="0010ebef"/>
    </style:style>
    <style:style style:name="T2" style:family="text">
      <style:text-properties officeooo:rsid="001233ed"/>
    </style:style>
    <style:style style:name="T3" style:family="text">
      <style:text-properties officeooo:rsid="0013167b"/>
    </style:style>
    <style:style style:name="T4" style:family="text">
      <style:text-properties officeooo:rsid="00157f9c"/>
    </style:style>
    <style:style style:name="T5" style:family="text">
      <style:text-properties officeooo:rsid="00158026"/>
    </style:style>
    <style:style style:name="T6" style:family="text">
      <style:text-properties officeooo:rsid="001ac9d5"/>
    </style:style>
    <style:style style:name="T7" style:family="text">
      <style:text-properties officeooo:rsid="001cab75"/>
    </style:style>
    <style:style style:name="T8" style:family="text">
      <style:text-properties officeooo:rsid="001cae02"/>
    </style:style>
    <style:style style:name="T9" style:family="text">
      <style:text-properties officeooo:rsid="001d6f7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APPRENDRE A APPRENDRE MA METHODE </text:p>
      <text:p text:style-name="P1"/>
      <text:p text:style-name="P1"/>
      <text:p text:style-name="P1"/>
      <text:p text:style-name="P1">SOMMAIRE :</text:p>
      <text:p text:style-name="P1"/>
      <text:p text:style-name="P1">I-I<text:span text:style-name="T3">NTRODUCTION</text:span>……………………………………………………………………………….4</text:p>
      <text:p text:style-name="P1"/>
      <text:p text:style-name="P1"/>
      <text:p text:style-name="P1">II- APPRENDRE……………………………………………………………………………………5</text:p>
      <text:p text:style-name="P1"/>
      <text:p text:style-name="P1"/>
      <text:p text:style-name="P1"><text:tab/>a- Qu’est ce que apprendre ?…………………………………………………………………</text:p>
      <text:p text:style-name="P1"/>
      <text:p text:style-name="P1"><text:tab/>b- <text:span text:style-name="T1">L’attention…………………………………………………………………………………</text:span></text:p>
      <text:p text:style-name="P1"/>
      <text:p text:style-name="P1"><text:tab/><text:span text:style-name="T1">c- le temps……………………………………………………………………………………</text:span></text:p>
      <text:p text:style-name="P1"/>
      <text:p text:style-name="P3">III- MAUVAISES HABITUDES D’APPRENTISSAGE…………………………………………..</text:p>
      <text:p text:style-name="P3"/>
      <text:p text:style-name="P3"/>
      <text:p text:style-name="P3">IV- <text:span text:style-name="T2">BONNES HABITUDES D’APPRENTISSAGE ……………………………………………….</text:span></text:p>
      <text:p text:style-name="P3"/>
      <text:p text:style-name="P1"/>
      <text:p text:style-name="P2"><text:span text:style-name="T2">V</text:span>- METHOD<text:span text:style-name="T2">ES D’APPRENTISSAGE……………………………………………………………</text:span></text:p>
      <text:p text:style-name="P2"/>
      <text:p text:style-name="P2"/>
      <text:p text:style-name="P2"><text:tab/>a- Première méthode………………………………………………………………………..</text:p>
      <text:p text:style-name="P2"/>
      <text:p text:style-name="P2"><text:tab/>b- Deuxième méthode……………………………………………………………………….</text:p>
      <text:p text:style-name="P2"/>
      <text:p text:style-name="P2"><text:tab/>c- Troixieme méthode……………………………………………………………………….</text:p>
      <text:p text:style-name="P2"/>
      <text:p text:style-name="P4">VI- BUT…………………………………………………………………………………………….</text:p>
      <text:p text:style-name="P4"/>
      <text:p text:style-name="P4"/>
      <text:p text:style-name="P4">VII- CONCLUSION………………………………………………………………………………...</text:p>
      <text:p text:style-name="P4"/>
      <text:p text:style-name="P2"/>
      <text:p text:style-name="P2"/>
      <text:p text:style-name="P2"/>
      <text:p text:style-name="P1"/>
      <text:p text:style-name="P1"/>
      <text:p text:style-name="P1"/>
      <text:p text:style-name="P1"/>
      <text:p text:style-name="P1"/>
      <text:p text:style-name="P1"/>
      <text:p text:style-name="P1"/>
      <text:p text:style-name="P1"><text:soft-page-break/></text:p>
      <text:p text:style-name="P1"/>
      <text:p text:style-name="P5">INTRODUCTION </text:p>
      <text:p text:style-name="P5"/>
      <text:p text:style-name="P5">Dans un monde qui évolue avec un vitesse exponentiel avec le TIC apprendre toute <text:s/>au long de sa vie est devenu une nécessite.</text:p>
      <text:p text:style-name="P6">Je <text:s/>m’explique dans ce siècle le monde evolu très vite et ce qui étai<text:span text:style-name="T5">t</text:span> vrai hier devient faux, ce qui était intéressante hier est devenu désintéressant, ce qui était logi<text:span text:style-name="T5">que</text:span> est devenu illogique et sa ne doit pas s’arrêter la car le monde continue a changer, pour dire quoi ce que vous avez appris a l’école <text:span text:style-name="T4">ou ce que vous etez entrain d’apprendre risque ne pas vous être utile ou ne pourra plus <text:s/>vous être utile dans <text:s text:c="2"/>quelques années. Vous etez sûrement entrain de vous demander comment est possible ? Euh c’est très simple le monde change et certain des connaissance du passe devient de plus en plus de</text:span><text:span text:style-name="T5">s</text:span><text:span text:style-name="T4">uetes.</text:span></text:p>
      <text:p text:style-name="P6"><text:span text:style-name="T4">Prenons un tous petit Exemple vous avez appris comment créer un logiciel <text:s/>en utilisant le langage Pascal et maintenant vous sortez et vous vous proclamez développeur de logiciel mais ce que vous ignorez c’est que vous allez manque du travaille et mémé si vous créer vos propre logiciel il vous sera difficile de les vendre facilement, vous vous demander pourquoi ? C’est très simple d’autre <text:s/>langages ont pris le déçu du ma</text:span><text:span text:style-name="T6">r</text:span><text:span text:style-name="T4">che tel que le python</text:span> <text:span text:style-name="T4">a cette instant si vous donnez sur vos l’auriez vous allez reste pauvre toute votre vie. Quelle est donc la solution a ce problème ? <text:s/>Elle est simple c’est d’apprendre le nouveau langage du marche. Le problème qui ce pose est que le marche evolu rapidement donc il faudra vite apprendre et efficacement. Et la un nouveau problème se crée comment donc apprendre efficacement  et rapidement ?</text:span></text:p>
      <text:p text:style-name="P7"/>
      <text:p text:style-name="P7">Je suis très étonné de voir se qui se passe dans nos écoles, lycées et universités se sont tous des lieux <text:s/>ou l’on va pour apprendre mais il y <text:span text:style-name="T5">a</text:span> aucun cours sur comment apprendre c’est pitoyable vraiment. Car si les élevés et étudiant savais vraiment comment apprendre je vous assure que vous seriez surpris <text:span text:style-name="T5">de leurs succès au examens.</text:span></text:p>
      <text:p text:style-name="P7"/>
      <text:p text:style-name="P8">Dans <text:span text:style-name="T6">ce livre je vais vous montre comment apprendre vos efficacement tout ce donc vous avez envi <text:s/>e d’apprendr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I-C’est quoi apprendre ?</text:p>
      <text:p text:style-name="P10">Apprendre <text:s/>en un mot simple c’est « avoir une information que vous ignorez  » dans la societe actuel lorsque l’on envoi un enfant a l’ecole c’est pourqu’il va apprendre quelques choses de nouveau. Le probleme qui se pose est que dans nos ecole surtout francophone chaque eleve a au minimun dix matiere ou il doit acquerir des connaissances et les etudiants eux en n’ont au minimum six matieres se qui en fait trop a retenir sur une plus tres grande duree, c’est tres simple a demontre prenom le cas des eleves <text:span text:style-name="T7">de sixieme dans un lycee et qui ont reussi en pour la classe de cinquieme vous etez d’accord avec moi que a la rentre les scolaire les 95 % de ce qu’il ont appris en classe de sixieme il l’on déjà oublie la question qui se pose pour l’instant c’est pourquoi cette d’oublie ? La reponse est simple il s’agit d’un mauvais apprendisage. Vous meme qui lisez ce livre pour le moment pouvez vous me dire a 70 % <text:s/>se que vous avez appris l’annee dernier dans un livre  au programme scolaire ?</text:span></text:p>
      <text:p text:style-name="P10"/>
      <text:p text:style-name="P11"><text:span text:style-name="T7">Le but de se livre n’est pas de vous donner une methode qyi va vous permettre de lire vous cours se soir et d’aller valider tous vous matiers demain mais c’est de vous montre comment apprendre efficacement c’est a dire apprendre de telle facon que appres un ans vous vous souvenez toujours de se que vous avez appris et si cette se livre vous permetra de vous sourvenir apres plusieurs annee de se que vous avez appris, vous etez accord avez moi que vous allez </text:span><text:span text:style-name="T8">avoir vos examen de fin d’annees avez brio.</text:span></text:p>
      <text:p text:style-name="P11"/>
      <text:p text:style-name="P11"><text:span text:style-name="T8">Je vais vous montre dans se livre comment apprendre les le matiere litteraires telles que « Histoire, Geographie, Oeuvres literaire etc  <text:s/>les matieres scientifique telles Mathematiques, Physique, Chimie , La Programmation informatique, Science de la vie et de la Terre. Donc ne vous inquitez pas que vous soiyez litteraire, scientifique ou juste un curieux chacun trouvera son conpte.</text:span></text:p>
      <text:p text:style-name="P11"/>
      <text:p text:style-name="P12">Maintenant la question que je me posais toujours <text:s/>quand j’etais au lycee est la suivante  « Comment puis me souvenir de ce que j’ai lu hier sans me casser la tete ? » C’est ou vient ma curiosite sur le sujet apprendre a apprendre. Apres quelques annees de recherche et de lecture des livres des geant americain j’ai enfin compris.</text:p>
      <text:p text:style-name="P12"/>
      <text:p text:style-name="P12">La question que j’aimerai vous poser c’est est la suivante : Quel est l’outil le plus essentiel dans l’apprendisage ? </text:p>
      <text:p text:style-name="P12"/>
      <text:p text:style-name="P12">La reponse a cette question j’espere que vous l’avez devinez c’est le CERVEAU. Le cerveau est l’outil le plus important dans l’apprentisage car c’est dans le cerveau que nous stockons tous se que nous apprenons en longueur de journee et de nuit. <text:span text:style-name="T9">Combien d’enseignant, de docteur et de proffesseurs dans tout les disciplime confondu connaisse comment le cerveau fonction ? </text:span></text:p>
      <text:p text:style-name="P13">Pourtant c’est l’outils insdispensable dans l’apprentisage.</text:p>
      <text:p text:style-name="P13"/>
      <text:p text:style-name="P14">Donc le premier chose que je vais essayer de vous apprender c’est comment fonctionne votre cerveau <text:s/>car vous etez d’accord avec moi que chauffeur mecanicien et toujours plus soliciter qu’un simple chauffeur car le chauffeur mecanicien connais le fontionnement du moteur. Qui est la partie la plus importante d’un vehicule. Donc une un eleve, un eetudiant qui connais comment s son cerveau fonction saura comment mettre des informations a l’interieur que celui qui l’ignore.</text:p>
      <text:p text:style-name="P14"/>
      <text:p text:style-name="P14"/>
      <text:p text:style-name="P14"/>
      <text:p text:style-name="P14"/>
      <text:p text:style-name="P14"/>
      <text:p text:style-name="P14"/>
      <text:p text:style-name="P14"/>
      <text:p text:style-name="P14"><text:soft-page-break/>II- LE CERVEAU</text:p>
      <text:p text:style-name="P11"/>
      <text:p text:style-name="P11"/>
      <text:p text:style-name="P11"><text:span text:style-name="T8"><text:s/></text:span><text:span text:style-name="T7"><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2:03:33.562690037</meta:creation-date>
    <meta:editing-duration>PT9M27S</meta:editing-duration>
    <meta:editing-cycles>3</meta:editing-cycles>
    <meta:generator>LibreOffice/6.4.7.2$Linux_X86_64 LibreOffice_project/40$Build-2</meta:generator>
    <dc:date>2021-10-01T13:14:38.109304394</dc:date>
    <meta:document-statistic meta:table-count="0" meta:image-count="0" meta:object-count="0" meta:page-count="4" meta:paragraph-count="32" meta:word-count="963" meta:character-count="5987" meta:non-whitespace-character-count="5023"/>
  </office:meta>
</office:document-meta>
</file>